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officeooo:rsid="001df763" officeooo:paragraph-rsid="001df763"/>
    </style:style>
    <style:style style:name="P3" style:family="paragraph" style:parent-style-name="Text_20_body" style:list-style-name="L1">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31445695" text:style-name="L1">
        <text:list-item>
          <text:p text:style-name="P3">Introduction of Yourself: You should include your name, area(s) of specialization, anticipated degree and graduation date.</text:p>
        </text:list-item>
        <text:list-item>
          <text:p text:style-name="P3">Project Overview: Include a clear statement of project purpose (the main function, for whom, and why), and describe how it works, the basic block design, and user operation. Highlight key technical achievements.</text:p>
        </text:list-item>
        <text:list-item>
          <text:p text:style-name="P3">Your Roles: Mention the specific blocks you developed and highlight the technical skills that you have acquired/demonstrated. Also, mention “soft” project management achievements and skills that you have acquired/demonstrated (e.g. aspects of project timeline coordination, peer leadership, communication with stakeholders, technical documentation). </text:p>
        </text:list-item>
        <text:list-item>
          <text:p text:style-name="P1">Takeaway: Be sure to leave the audience with at least three key takeaway points to remember about your work or the project. </text:p>
        </text:list-item>
      </text:list>
      <text:p text:style-name="Text_20_body"/>
      <text:p text:style-name="P2">- Name, Year in school, major, focus in robotics and control systems.</text:p>
      <text:p text:style-name="P2">-Anticipated graduation in 2021 due to internship opporunities</text:p>
      <text:p text:style-name="P2">-</text:p>
      <text:p text:style-name="Standard">Hello. My name is Jorian Bruslind and I am a 4th year Electrical Engineer at OSU focusing in Robotics and control systems. I expect to graduate with a bachelor's in Electrical Engineering in Winter of 2021. I am currently working on the Automated Microbial Analysis capstone project sponsored by Analysis Laboratory. The project goals are to design and implement an automated system to analyze anaerobic petrifilm plates that are used for quality insurance purposes. Our team has developed a robotic system that uses a delta robot configuration to quickly pick samples from a stack, analyze their microbial content, and then sort them based on the results. This data is then stored in a spreadsheet and made available to the client for dissemination. We have organized the working blocks into mechanical, electrical and computer science elements for simplicity. </text:p>
      <text:p text:style-name="Standard"/>
      <text:p text:style-name="Standard">I am responsible for the mechanical design elements which include the robot frame, armatures, end effector, mounting systems, and motors. My primary objective was to design a lightweight system that was accurate, fast, and reliable in its movement. I used online resources to develop a control system approach to the robot and used simulation tools to predict behaviors. I also utilized CAD based programs to streamline our design to use as little material as possible, while still maintaining mechanical integrity. </text:p>
      <text:p text:style-name="Standard"/>
      <text:p text:style-name="Standard">This project required a large amount of interdisciplinary coordination and the ability of each member to sometimes move outside their area of study. Through our coordinated effort, we were able to develop a system that meets our client criteria while also being efficient and cost effective.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1M9S</meta:editing-duration>
    <meta:editing-cycles>3</meta:editing-cycles>
    <meta:generator>LibreOffice/5.4.3.2$Windows_X86_64 LibreOffice_project/92a7159f7e4af62137622921e809f8546db437e5</meta:generator>
    <dc:date>2020-04-19T21:38:26.360000000</dc:date>
    <meta:document-statistic meta:table-count="0" meta:image-count="0" meta:object-count="0" meta:page-count="1" meta:paragraph-count="10" meta:word-count="400" meta:character-count="2615" meta:non-whitespace-character-count="2222"/>
    <meta:user-defined meta:name="Info 1"/>
    <meta:user-defined meta:name="Info 2"/>
    <meta:user-defined meta:name="Info 3"/>
    <meta:user-defined meta:name="Info 4"/>
  </office:meta>
</office:document-meta>
</file>